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erimientos Sistema de Cuenta Corriente</text:h>
      <text:list xml:id="list2184094168422669723" text:style-name="L1">
        <text:list-item>
          <text:list>
            <text:list-item>
              <text:p text:style-name="P1">El sistema deberá gestionar Clientes.</text:p>
            </text:list-item>
            <text:list-item>
              <text:p text:style-name="P1">El sistema deberá permitir crear Comprobantes tipo Factura.</text:p>
            </text:list-item>
            <text:list-item>
              <text:p text:style-name="P1">El sistema deberá permitir crear Comprobantes tipo Nota de Crédito.</text:p>
            </text:list-item>
            <text:list-item>
              <text:p text:style-name="P1">El sistema deberá permitir crear Comprobantes tipo Recibo.</text:p>
            </text:list-item>
            <text:list-item>
              <text:p text:style-name="P1">El sistema deberá permitir ver los comprobantes confeccionados a un Cliente ordenado por fecha de comprobante, esto será llamado Cuenta Corriente.</text:p>
            </text:list-item>
            <text:list-item>
              <text:p text:style-name="P1">El sistema deberá permitir filtrar los comprobantes mostrados en la Cuenta Corriente por un rango de fechas.</text:p>
            </text:list-item>
            <text:list-item>
              <text:p text:style-name="P1">El sistema deberá permitir visualizar un comprobante ya creado con antelación.</text:p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s Osacar</meta:initial-creator>
    <meta:creation-date>2022-01-06T13:17:54.18</meta:creation-date>
    <meta:document-statistic meta:table-count="0" meta:image-count="0" meta:object-count="0" meta:page-count="1" meta:paragraph-count="8" meta:word-count="92" meta:character-count="602"/>
    <dc:date>2022-01-06T13:43:50.26</dc:date>
    <dc:creator>Lucas Osacar</dc:creator>
    <meta:editing-duration>PT10M35S</meta:editing-duration>
    <meta:editing-cycles>1</meta:editing-cycles>
    <meta:generator>OpenOffice/4.1.9$Win32 OpenOffice.org_project/419m1$Build-9805</meta:generator>
  </office:meta>
</office:document-meta>
</file>